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71in"/>
    </style:style>
    <style:style style:name="co2" style:family="table-column">
      <style:table-column-properties fo:break-before="auto" style:column-width="0.4484in"/>
    </style:style>
    <style:style style:name="co3" style:family="table-column">
      <style:table-column-properties fo:break-before="auto" style:column-width="2.398in"/>
    </style:style>
    <style:style style:name="co4" style:family="table-column">
      <style:table-column-properties fo:break-before="auto" style:column-width="3.0898in"/>
    </style:style>
    <style:style style:name="co5" style:family="table-column">
      <style:table-column-properties fo:break-before="auto" style:column-width="0.94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5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gene</text:p>
          </table:table-cell>
          <table:table-cell table:style-name="ce1" office:value-type="string" calcext:value-type="string">
            <text:p>embryo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"/>
          <table:table-cell table:style-name="ce1" office:value-type="string" calcext:value-type="string">
            <text:p>btd avg/std</text:p>
          </table:table-cell>
          <table:table-cell table:style-name="ce1" office:value-type="string" calcext:value-type="string">
            <text:p>eve avg/std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hisgap1_E7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table:style-name="ce5" table:formula="of:=AVERAGE([.G3];[.G7];[.G8];[.G9];[.G12];[.G13];[.G50];[.H50];[.G56];[.H56];[.G57];[.H57];[.G58];[.H58];[.G67];[.H67];[.G68];[.H68])" office:value-type="float" office:value="2.27777777777778" calcext:value-type="float">
            <text:p>2.3</text:p>
          </table:table-cell>
          <table:table-cell table:style-name="ce5" table:formula="of:=AVERAGE([.G14];[.G17];[.G23];[.G24];[.G25];[.G77];[.H77];[.G78];[.H78];[.G85];[.H85];[.G86];[.H86])" office:value-type="float" office:value="1.84615384615385" calcext:value-type="float">
            <text:p>1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hisgap1_E8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/>
          <table:table-cell table:style-name="ce5" table:formula="of:=STDEV([.G3];[.G7];[.G8];[.G9];[.G12];[.G13];[.G50];[.H50];[.G56];[.H56];[.G57];[.H57];[.G58];[.H58];[.G67];[.H67];[.G68];[.H68])" office:value-type="float" office:value="0.894792486988599" calcext:value-type="float">
            <text:p>0.9</text:p>
          </table:table-cell>
          <table:table-cell table:style-name="ce5" table:formula="of:=STDEV([.G14];[.G17];[.G23];[.G24];[.G25];[.G77];[.H77];[.G78];[.H78];[.G85];[.H85];[.G86];[.H86])" office:value-type="float" office:value="0.688737231721195" calcext:value-type="float">
            <text:p>0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3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=12</text:p>
          </table:table-cell>
          <table:table-cell office:value-type="string" calcext:value-type="string">
            <text:p>n=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10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12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6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8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z3_t55s_E14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2_z3_t55s_E8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2_z3_t55s_E12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2_z3_t55s_E7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2_z3_t55s_E14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1_E13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1_t45s_z3_E1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1_t45s_z3_E4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1_t45s_z3_E11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4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5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9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11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1_t60s_z3_E16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table:style-name="ce2" office:value-type="string" calcext:value-type="string">
            <text:p>eve-Gap1_t60s_z3_E2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table:style-name="ce2" office:value-type="string" calcext:value-type="string">
            <text:p>eve-Gap1_t60s_z3_E3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table:style-name="ce2" office:value-type="string" calcext:value-type="string">
            <text:p>eve-Gap1_t60s_z3_E12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9-10-03_prd-Gap</text:p>
          </table:table-cell>
          <table:table-cell office:value-type="string" calcext:value-type="string">
            <text:p>prd</text:p>
          </table:table-cell>
          <table:table-cell table:style-name="ce2" office:value-type="string" calcext:value-type="string">
            <text:p>prd-Gap_1_t60s_E1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9-10-03_prd-Gap</text:p>
          </table:table-cell>
          <table:table-cell office:value-type="string" calcext:value-type="string">
            <text:p>prd</text:p>
          </table:table-cell>
          <table:table-cell table:style-name="ce2" office:value-type="string" calcext:value-type="string">
            <text:p>prd-Gap_1_t60s_E2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9-10-03_prd-Gap</text:p>
          </table:table-cell>
          <table:table-cell office:value-type="string" calcext:value-type="string">
            <text:p>prd</text:p>
          </table:table-cell>
          <table:table-cell table:style-name="ce2" office:value-type="string" calcext:value-type="string">
            <text:p>prd-Gap_1_t60s_E3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9-10-03_prd-Gap</text:p>
          </table:table-cell>
          <table:table-cell office:value-type="string" calcext:value-type="string">
            <text:p>prd</text:p>
          </table:table-cell>
          <table:table-cell table:style-name="ce2" office:value-type="string" calcext:value-type="string">
            <text:p>prd-Gap_1_t60s_E5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9-10-03_prd-Gap</text:p>
          </table:table-cell>
          <table:table-cell office:value-type="string" calcext:value-type="string">
            <text:p>prd</text:p>
          </table:table-cell>
          <table:table-cell table:style-name="ce2" office:value-type="string" calcext:value-type="string">
            <text:p>prd-Gap_1_t60s_E6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9-10-03_prd-Gap</text:p>
          </table:table-cell>
          <table:table-cell office:value-type="string" calcext:value-type="string">
            <text:p>prd</text:p>
          </table:table-cell>
          <table:table-cell table:style-name="ce2" office:value-type="string" calcext:value-type="string">
            <text:p>prd-Gap_1_t60s_E7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9-10-03_prd-Gap</text:p>
          </table:table-cell>
          <table:table-cell office:value-type="string" calcext:value-type="string">
            <text:p>prd</text:p>
          </table:table-cell>
          <table:table-cell table:style-name="ce2" office:value-type="string" calcext:value-type="string">
            <text:p>prd-Gap_1_t60s_E8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9-10-03_prd-Gap</text:p>
          </table:table-cell>
          <table:table-cell office:value-type="string" calcext:value-type="string">
            <text:p>prd</text:p>
          </table:table-cell>
          <table:table-cell table:style-name="ce2" office:value-type="string" calcext:value-type="string">
            <text:p>prd-Gap_1_t60s_E11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9-10-03_prd-Gap</text:p>
          </table:table-cell>
          <table:table-cell office:value-type="string" calcext:value-type="string">
            <text:p>prd</text:p>
          </table:table-cell>
          <table:table-cell table:style-name="ce2" office:value-type="string" calcext:value-type="string">
            <text:p>prd-Gap_1_t60s_E15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9-10-03_prd-Gap</text:p>
          </table:table-cell>
          <table:table-cell office:value-type="string" calcext:value-type="string">
            <text:p>prd</text:p>
          </table:table-cell>
          <table:table-cell table:style-name="ce2" office:value-type="string" calcext:value-type="string">
            <text:p>prd-Gap_1_t60s_E4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9-10-03_prd-Gap</text:p>
          </table:table-cell>
          <table:table-cell office:value-type="string" calcext:value-type="string">
            <text:p>prd</text:p>
          </table:table-cell>
          <table:table-cell table:style-name="ce2" office:value-type="string" calcext:value-type="string">
            <text:p>prd-Gap_1_t60s_E9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9-10-03_prd-Gap</text:p>
          </table:table-cell>
          <table:table-cell office:value-type="string" calcext:value-type="string">
            <text:p>prd</text:p>
          </table:table-cell>
          <table:table-cell table:style-name="ce2" office:value-type="string" calcext:value-type="string">
            <text:p>prd-Gap_1_t60s_E10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9-10-03_prd-Gap</text:p>
          </table:table-cell>
          <table:table-cell office:value-type="string" calcext:value-type="string">
            <text:p>prd</text:p>
          </table:table-cell>
          <table:table-cell table:style-name="ce2" office:value-type="string" calcext:value-type="string">
            <text:p>prd-Gap_1_t60s_E12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9-10-03_prd-Gap</text:p>
          </table:table-cell>
          <table:table-cell office:value-type="string" calcext:value-type="string">
            <text:p>prd</text:p>
          </table:table-cell>
          <table:table-cell table:style-name="ce2" office:value-type="string" calcext:value-type="string">
            <text:p>prd-Gap_1_t60s_E16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3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4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5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6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8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9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0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1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3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1_z3_t51s_E12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1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4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5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8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13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2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6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1.5_t51s_E10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1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2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3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6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7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8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10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12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5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-gap_dorsal_1_z3_t45s_E14.tif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2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4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8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0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1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2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7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9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1_z3_t52s_E19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2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3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5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6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12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19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4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-gap_dorsal_2_z3_t53s_E14.tif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1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2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3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4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7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8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9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10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11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12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13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14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,stg[2]_2_z3_t50s_E15.tif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3.4.2$Linux_X86_64 LibreOffice_project/728fec16bd5f605073805c3c9e7c4212a0120dc5</meta:generator>
    <dc:date>2022-06-16T16:53:30.529529276</dc:date>
    <dc:creator>Bruno Vellutini</dc:creator>
    <meta:editing-duration>P7DT23H3M24S</meta:editing-duration>
    <meta:editing-cycles>12</meta:editing-cycles>
    <meta:document-statistic meta:table-count="1" meta:cell-count="760" meta:object-count="0"/>
  </office:meta>
</office:document-meta>
</file>